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 fo:text-align="justify"/>
    </style:style>
    <style:style style:name="P2" style:parent-style-name="Textbody" style:family="paragraph">
      <style:paragraph-properties fo:text-align="justify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/>
    </style:style>
    <style:style style:name="P7" style:parent-style-name="Textbody" style:family="paragraph">
      <style:paragraph-properties fo:text-align="justify"/>
    </style:style>
    <style:style style:name="P8" style:parent-style-name="Textbody" style:family="paragraph">
      <style:paragraph-properties fo:text-align="justify"/>
    </style:style>
    <style:style style:name="P9" style:parent-style-name="Normal" style:family="paragraph">
      <style:paragraph-properties fo:text-align="justify"/>
      <style:text-properties style:font-name="Times New Roman" style:font-name-complex="Times New Roman"/>
    </style:style>
    <style:style style:name="P10" style:parent-style-name="Normal" style:family="paragraph">
      <style:paragraph-properties fo:text-align="justify"/>
      <style:text-properties style:font-name="Times New Roman" style:font-name-complex="Times New Roman"/>
    </style:style>
    <style:style style:name="P11" style:parent-style-name="Normal" style:family="paragraph">
      <style:paragraph-properties fo:text-align="justify"/>
      <style:text-properties style:font-name="Times New Roman" style:font-name-complex="Times New Roman"/>
    </style:style>
    <style:style style:name="P12" style:parent-style-name="Textbody" style:family="paragraph">
      <style:paragraph-properties fo:text-align="justify"/>
    </style:style>
  </office:automatic-styles>
  <office:body>
    <office:text text:use-soft-page-breaks="true">
      <text:h text:style-name="P1" text:outline-level="2"><text:span text:style-name="StrongEmphasis"><text:s text:c="46"/>ABSTRACT</text:span></text:h>
      <text:p text:style-name="P2"/>
      <text:p text:style-name="P3">Title:<text:s/>An AI-Driven Multi-Agent System for Automated Content Strategy Planning</text:p>
      <text:p text:style-name="P4"/>
      <text:p text:style-name="P5">The increasing demand for consistent and strategically aligned digital content has made effective content planning a significant challenge for businesses and content creators. Conventional content planning approaches are predominantly manual, time-intensive, and lack adaptability to dynamic audience behavior and evolving market trends. This paper presents an AI-driven multi-agent system for automated content strategy planning that integrates advanced artificial intelligence techniques with intelligent workflow automation. The proposed system employs a multi-agent architecture orchestrated using CrewAI, where specialized agents collaboratively perform audience analysis, trend detection, search engine optimization keyword generation, and structured content planning. High-performance natural language processing and content generation are achieved using Groq’s Llama 3 large language model, while LangChain is utilized for agent coordination, communication, and task sequencing. The system leverages data-driven insights to generate SEO-optimized content strategies aligned with predefined business objectives. Experimental evaluation indicates that the proposed approach significantly reduces manual planning effort while improving content consistency, scalability, and quality. Furthermore, real-time insights and coordinated agent collaboration enhance audience engagement and strategic decision-making. The results demonstrate that AI-based multi-agent systems can effectively transform traditional content planning workflows into scalable, efficient, and data-driven processes suitable for modern digital enterprises.</text:p>
      <text:p text:style-name="P6"/>
      <text:p text:style-name="P7"/>
      <text:p text:style-name="P8"/>
      <text:p text:style-name="P9">NAME:<text:s/></text:p>
      <text:p text:style-name="P10"><text:tab/>Manasa Hegde – 24MCAR0126</text:p>
      <text:p text:style-name="P11"><text:s text:c="12"/>Ayush Lakhani – 24MCARo151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yush lakhani</meta:initial-creator>
    <dc:creator>ayush lakhani</dc:creator>
    <meta:creation-date>2026-01-20T08:03:00Z</meta:creation-date>
    <dc:date>2026-01-20T08:03:00Z</dc:date>
    <meta:template xlink:href="Normal" xlink:type="simple"/>
    <meta:editing-cycles>2</meta:editing-cycles>
    <meta:editing-duration>PT720S</meta:editing-duration>
    <meta:document-statistic meta:page-count="1" meta:paragraph-count="3" meta:word-count="275" meta:character-count="1841" meta:row-count="13" meta:non-whitespace-character-count="1569"/>
  </office:meta>
</office:document-meta>
</file>